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 svg:font-family="Georgia, Utopia, 'Palatino Linotype', Palatino, serif"/>
    <style:font-face style:name="Helvetica Neue" svg:font-family="'Helvetica Neue', Arial, sans-serif"/>
    <style:font-face style:name="Helvetica" svg:font-family="Helvetica, Arial, sans-serif"/>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66a9"/>
    </style:style>
    <style:style style:name="P2" style:family="paragraph" style:parent-style-name="Text_20_body">
      <style:text-properties style:font-name="Calibri" fo:font-size="12pt" officeooo:paragraph-rsid="001f66a9" style:font-size-asian="12pt" style:font-size-complex="12pt"/>
    </style:style>
    <style:style style:name="P3" style:family="paragraph" style:parent-style-name="Text_20_body">
      <style:text-properties style:font-name="Calibri" fo:font-size="12pt" officeooo:rsid="00205124" officeooo:paragraph-rsid="001f66a9" style:font-size-asian="12pt" style:font-size-complex="12pt"/>
    </style:style>
    <style:style style:name="P4" style:family="paragraph" style:parent-style-name="Text_20_body">
      <style:text-properties style:font-name="Calibri" fo:font-size="12pt" officeooo:rsid="00205124" officeooo:paragraph-rsid="00205124" style:font-size-asian="12pt" style:font-size-complex="12pt"/>
    </style:style>
    <style:style style:name="P5" style:family="paragraph" style:parent-style-name="Text_20_body">
      <style:text-properties fo:font-variant="normal" fo:text-transform="none" fo:color="#9e0a3a" style:font-name="Calibri" fo:font-size="12pt" fo:letter-spacing="-0.021cm" fo:font-style="normal" fo:font-weight="normal" officeooo:paragraph-rsid="001f66a9" style:font-size-asian="12pt" style:font-size-complex="12pt" fo:padding="0cm" fo:border="none"/>
    </style:style>
    <style:style style:name="P6" style:family="paragraph" style:parent-style-name="Text_20_body">
      <style:text-properties fo:font-variant="normal" fo:text-transform="none" fo:color="#070809" style:font-name="Calibri" fo:font-size="12pt" fo:letter-spacing="normal" fo:font-style="normal" fo:font-weight="normal" officeooo:rsid="00205124" officeooo:paragraph-rsid="001f66a9" style:font-size-asian="12pt" style:font-size-complex="12pt"/>
    </style:style>
    <style:style style:name="P7" style:family="paragraph" style:parent-style-name="Text_20_body">
      <style:paragraph-properties fo:margin-left="0cm" fo:margin-right="0cm" style:line-height-at-least="0.445cm" fo:widows="1" fo:text-indent="0cm" style:auto-text-indent="false"/>
      <style:text-properties fo:font-variant="normal" fo:text-transform="none" fo:color="#434346" style:font-name="Calibri" fo:font-size="12pt" fo:letter-spacing="normal" fo:language="en" fo:country="CA" fo:font-style="normal" fo:font-weight="normal" officeooo:rsid="001d7227" officeooo:paragraph-rsid="001d7227" style:font-size-asian="12pt" style:font-size-complex="12pt"/>
    </style:style>
    <style:style style:name="P8" style:family="paragraph" style:parent-style-name="Text_20_body">
      <style:paragraph-properties fo:margin-left="0cm" fo:margin-right="0cm" fo:margin-top="0cm" fo:margin-bottom="0cm" loext:contextual-spacing="false" fo:widows="1" fo:text-indent="0cm" style:auto-text-indent="false" fo:padding="0cm" fo:border="none"/>
      <style:text-properties fo:font-variant="normal" fo:text-transform="none" fo:color="#434346" style:font-name="Calibri" fo:font-size="12pt" fo:letter-spacing="normal" fo:font-style="normal" fo:font-weight="normal" style:font-size-asian="12pt" style:font-size-complex="12pt" fo:padding="0cm" fo:border="none"/>
    </style:style>
    <style:style style:name="P9" style:family="paragraph" style:parent-style-name="Text_20_body">
      <style:paragraph-properties fo:margin-left="0cm" fo:margin-right="0cm" fo:margin-top="0cm" fo:margin-bottom="0cm" loext:contextual-spacing="false" style:line-height-at-least="0.445cm" fo:widows="1" fo:text-indent="0cm" style:auto-text-indent="false" fo:padding="0cm" fo:border="none"/>
      <style:text-properties fo:font-variant="normal" fo:text-transform="none" fo:color="#434346" style:font-name="Calibri" fo:font-size="12pt" fo:letter-spacing="normal" fo:font-style="normal" fo:font-weight="normal" style:font-size-asian="12pt" style:font-size-complex="12pt" fo:padding="0cm" fo:border="none"/>
    </style:style>
    <style:style style:name="P10" style:family="paragraph" style:parent-style-name="Text_20_body">
      <style:paragraph-properties fo:margin-left="0cm" fo:margin-right="0cm" fo:margin-top="0cm" fo:margin-bottom="0cm" loext:contextual-spacing="false" style:line-height-at-least="0.318cm" fo:text-align="start" style:justify-single-word="false" fo:widows="1" fo:text-indent="0cm" style:auto-text-indent="false" fo:padding="0cm" fo:border="none"/>
      <style:text-properties fo:font-variant="normal" fo:text-transform="none" fo:color="#070809" style:font-name="Calibri" fo:font-size="12pt" fo:letter-spacing="normal" fo:font-style="normal" fo:font-weight="normal" style:font-size-asian="12pt" style:font-size-complex="12pt"/>
    </style:style>
    <style:style style:name="P11" style:family="paragraph" style:parent-style-name="Text_20_body">
      <style:paragraph-properties fo:margin-left="0cm" fo:margin-right="0.106cm" fo:margin-top="0cm" fo:margin-bottom="0cm" loext:contextual-spacing="false" fo:widows="1" fo:text-indent="0cm" style:auto-text-indent="false" fo:padding="0cm" fo:border="none"/>
    </style:style>
    <style:style style:name="P12" style:family="paragraph" style:parent-style-name="Standard">
      <style:paragraph-properties fo:margin-left="0cm" fo:margin-right="0cm" style:line-height-at-least="0.445cm" fo:widows="1" fo:text-indent="0cm" style:auto-text-indent="false"/>
      <style:text-properties officeooo:rsid="001d7227" officeooo:paragraph-rsid="001d7227"/>
    </style:style>
    <style:style style:name="P13" style:family="paragraph" style:parent-style-name="Standard">
      <style:paragraph-properties fo:margin-left="0cm" fo:margin-right="0cm" style:line-height-at-least="0.445cm" fo:widows="1" fo:text-indent="0cm" style:auto-text-indent="false"/>
      <style:text-properties style:font-name="Calibri" fo:font-size="12pt" fo:language="en" fo:country="CA" style:font-size-asian="12pt" style:font-size-complex="12pt"/>
    </style:style>
    <style:style style:name="P14" style:family="paragraph" style:parent-style-name="Standard">
      <style:paragraph-properties fo:margin-left="0cm" fo:margin-right="0cm" style:line-height-at-least="0.445cm" fo:widows="1" fo:text-indent="0cm" style:auto-text-indent="false"/>
      <style:text-properties style:font-name="Calibri" fo:font-size="12pt" fo:language="en" fo:country="CA" officeooo:rsid="001d7227" officeooo:paragraph-rsid="001d7227" style:font-size-asian="12pt" style:font-size-complex="12pt"/>
    </style:style>
    <style:style style:name="T1" style:family="text">
      <style:text-properties fo:font-variant="normal" fo:text-transform="none" fo:color="#222222" style:font-name="Georgia" fo:font-size="9pt" fo:letter-spacing="normal" fo:font-style="normal" fo:font-weight="normal"/>
    </style:style>
    <style:style style:name="T2" style:family="text">
      <style:text-properties fo:font-variant="normal" fo:text-transform="none" fo:color="#222222" fo:font-size="9pt" fo:letter-spacing="normal" fo:font-style="normal" fo:font-weight="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9e0a3a" style:font-name="Arial" fo:font-size="6pt" fo:letter-spacing="normal" fo:font-style="normal" fo:font-weight="normal" fo:padding="0cm" fo:border="none"/>
    </style:style>
    <style:style style:name="T5" style:family="text">
      <style:text-properties fo:font-variant="normal" fo:text-transform="none" fo:color="#9e0a3a" fo:font-size="6pt" fo:letter-spacing="normal" fo:font-style="normal" fo:font-weight="normal" fo:padding="0cm" fo:border="none"/>
    </style:style>
    <style:style style:name="T6" style:family="text">
      <style:text-properties fo:font-variant="normal" fo:text-transform="none" fo:color="#9e0a3a" style:font-name="Calibri" fo:font-size="6pt" fo:letter-spacing="normal" fo:font-style="normal" fo:font-weight="normal" fo:padding="0cm" fo:border="none"/>
    </style:style>
    <style:style style:name="T7" style:family="text">
      <style:text-properties fo:font-variant="normal" fo:text-transform="none" fo:color="#9e0a3a" style:font-name="Calibri" fo:letter-spacing="normal" fo:font-style="normal" fo:font-weight="normal" fo:padding="0cm" fo:border="none"/>
    </style:style>
    <style:style style:name="T8" style:family="text">
      <style:text-properties fo:font-variant="normal" fo:text-transform="none" fo:color="#9e0a3a" style:font-name="Calibri" fo:font-size="12pt" fo:letter-spacing="normal" fo:font-style="normal" fo:font-weight="normal" style:font-size-asian="12pt" style:font-size-complex="12pt" fo:padding="0cm" fo:border="none"/>
    </style:style>
    <style:style style:name="T9" style:family="text">
      <style:text-properties fo:font-variant="normal" fo:text-transform="none" fo:color="#9e0a3a" fo:font-size="12pt" fo:letter-spacing="normal" fo:font-style="normal" fo:font-weight="normal" style:font-size-asian="12pt" style:font-size-complex="12pt" fo:padding="0cm" fo:border="none"/>
    </style:style>
    <style:style style:name="T10" style:family="text">
      <style:text-properties fo:font-variant="normal" fo:text-transform="none" fo:color="#434346" style:font-name="Arial" fo:font-size="6pt" fo:letter-spacing="normal" fo:font-style="normal" fo:font-weight="normal" fo:padding="0cm" fo:border="none"/>
    </style:style>
    <style:style style:name="T11" style:family="text">
      <style:text-properties fo:font-variant="normal" fo:text-transform="none" fo:color="#434346" fo:font-size="6pt" fo:letter-spacing="normal" fo:font-style="normal" fo:font-weight="normal" fo:padding="0cm" fo:border="none"/>
    </style:style>
    <style:style style:name="T12" style:family="text">
      <style:text-properties fo:font-variant="normal" fo:text-transform="none" fo:color="#434346" style:font-name="Calibri" fo:font-size="6pt" fo:letter-spacing="normal" fo:font-style="normal" fo:font-weight="normal" fo:padding="0cm" fo:border="none"/>
    </style:style>
    <style:style style:name="T13" style:family="text">
      <style:text-properties fo:font-variant="normal" fo:text-transform="none" fo:color="#434346" style:font-name="Calibri" fo:letter-spacing="normal" fo:font-style="normal" fo:font-weight="normal" fo:padding="0cm" fo:border="none"/>
    </style:style>
    <style:style style:name="T14" style:family="text">
      <style:text-properties fo:font-variant="normal" fo:text-transform="none" fo:color="#434346" style:font-name="Calibri" fo:font-size="12pt" fo:letter-spacing="normal" fo:font-style="normal" fo:font-weight="normal" style:font-size-asian="12pt" style:font-size-complex="12pt" fo:padding="0cm" fo:border="none"/>
    </style:style>
    <style:style style:name="T15" style:family="text">
      <style:text-properties fo:font-variant="normal" fo:text-transform="none" fo:color="#434346" fo:font-size="12pt" fo:letter-spacing="normal" fo:font-style="normal" fo:font-weight="normal" style:font-size-asian="12pt" style:font-size-complex="12pt" fo:padding="0cm" fo:border="none"/>
    </style:style>
    <style:style style:name="T16" style:family="text">
      <style:text-properties fo:font-variant="normal" fo:text-transform="none" fo:color="#070809" style:font-name="Helvetica" fo:font-size="7.80000019073486pt" fo:letter-spacing="normal" fo:font-style="normal" fo:font-weight="normal"/>
    </style:style>
    <style:style style:name="T17" style:family="text">
      <style:text-properties fo:font-variant="normal" fo:text-transform="none" fo:color="#070809" style:font-name="Helvetica" fo:font-size="9pt" fo:letter-spacing="normal" fo:font-style="normal" fo:font-weight="normal"/>
    </style:style>
    <style:style style:name="T18" style:family="text">
      <style:text-properties fo:font-variant="normal" fo:text-transform="none" fo:color="#070809" style:font-name="Helvetica" fo:font-size="9pt" fo:letter-spacing="normal" fo:font-style="normal" fo:font-weight="normal" officeooo:rsid="00205124"/>
    </style:style>
    <style:style style:name="T19" style:family="text">
      <style:text-properties fo:font-variant="normal" fo:text-transform="none" fo:color="#070809" fo:font-size="9pt" fo:letter-spacing="normal" fo:font-style="normal" fo:font-weight="normal"/>
    </style:style>
    <style:style style:name="T20" style:family="text">
      <style:text-properties fo:font-variant="normal" fo:text-transform="none" fo:color="#070809" fo:font-size="9pt" fo:letter-spacing="normal" fo:font-style="normal" fo:font-weight="normal" officeooo:rsid="00205124"/>
    </style:style>
    <style:style style:name="T21" style:family="text">
      <style:text-properties fo:font-variant="normal" fo:text-transform="none" fo:color="#070809" fo:font-size="7.80000019073486pt" fo:letter-spacing="normal" fo:font-style="normal" fo:font-weight="normal"/>
    </style:style>
    <style:style style:name="T22" style:family="text">
      <style:text-properties fo:font-variant="normal" fo:text-transform="none" fo:color="#070809" fo:letter-spacing="normal" fo:font-style="normal" fo:font-weight="normal"/>
    </style:style>
    <style:style style:name="T23" style:family="text">
      <style:text-properties fo:font-variant="normal" fo:text-transform="none" fo:color="#070809" fo:letter-spacing="normal" fo:font-style="normal" fo:font-weight="normal" officeooo:rsid="00205124"/>
    </style:style>
    <style:style style:name="T24" style:family="text">
      <style:text-properties style:font-name="Calibri"/>
    </style:style>
    <style:style style:name="T25" style:family="text">
      <style:text-properties style:font-name="Calibri" fo:language="en" fo:country="CA"/>
    </style:style>
    <style:style style:name="T26" style:family="text">
      <style:text-properties style:font-name="Calibri" fo:font-size="12pt" fo:language="en" fo:country="CA" style:font-size-asian="12pt" style:font-size-complex="12pt"/>
    </style:style>
    <style:style style:name="T27" style:family="text">
      <style:text-properties officeooo:rsid="001f66a9"/>
    </style:style>
    <style:style style:name="T28" style:family="text">
      <style:text-properties fo:font-size="12pt" fo:language="en" fo:country="CA" style:font-size-asian="12pt" style:font-size-complex="12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I'm guessing the same as most people, that little girls in scary movies are scary because they invert how we see little girls. We invest A LOT, culturally (or perhaps psychologically - maybe this crap is universally human) in seeing little girls as sweet and pure and passive. It freaks us right out when we suspect that maybe they are not all those things. If we lose control of our little girls, we lose control of women, sexuality, reproduction, society, the lot!”</text:span><text:line-break/></text:p>
      <text:p text:style-name="P12"><text:a xlink:type="simple" xlink:href="http://keepworkingthroughit.blogspot.ca/2013/08/what-makes-little-girls-creepy.html" text:style-name="Internet_20_link" text:visited-style-name="Visited_20_Internet_20_Link"><text:span text:style-name="T26">http://keepworkingthroughit.blogspot.ca/2013/08/what-makes-little-girls-creepy.html</text:span></text:a></text:p>
      <text:p text:style-name="P14"/>
      <text:p text:style-name="P14"/>
      <text:p text:style-name="P7">Sound is capable of producing powerful reactions in the listener - whether it's a sudden cold sweat caused by a snake's warning hiss, or the uncontrollable grin as a favourite song from our youth comes on the radio. Scholars have been fascinated by the relationship between sound and emotional states since at least the time of the Ancient Greeks (whose wild Dionysian parties could be seen as the equivalent of a modern-day rave!), and modern neuroscience has led to some fascinating advances in our understanding of why our ears and emotions have such a strong bond.</text:p>
      <text:p text:style-name="P2"/>
      <text:p text:style-name="P1"><text:span text:style-name="Strong_20_Emphasis"><text:span text:style-name="T8">1) Brain stem reflex: </text:span></text:span><text:span text:style-name="T14">When the acoustic characteristics of the sound (eg loud or dissonant) signal a "potentially important and urgent event", causing us to react on an instinctive level.</text:span></text:p>
      <text:p text:style-name="P11"><text:span text:style-name="Strong_20_Emphasis"><text:span text:style-name="T8">2) Evaluative conditioning: </text:span></text:span><text:span text:style-name="T14">When an emotion is elicited by sound because we have heard it repeatedly in a certain setting, leading to an association between sound and setting.</text:span></text:p>
      <text:p text:style-name="P11"><text:span text:style-name="Strong_20_Emphasis"><text:span text:style-name="T8">3) Emotional contagion: </text:span></text:span><text:span text:style-name="T14">When we perceive the emotion expressed by a piece of music: the music doesn't necessarily sound sad, but rather we recognise it as expressing sadness.</text:span></text:p>
      <text:p text:style-name="P11"><text:span text:style-name="Strong_20_Emphasis"><text:span text:style-name="T8">4) Visual imagery: </text:span></text:span><text:span text:style-name="T14">When the structure of a piece of music makes us imagine certain scenes or sensations, such as a rising melody connecting with the sensation of moving upwards.</text:span></text:p>
      <text:p text:style-name="P11"><text:span text:style-name="Strong_20_Emphasis"><text:span text:style-name="T8">5) Episodic memory: </text:span></text:span><text:span text:style-name="T14">Also known as the "Darling, they're playing our tune" phenomenon - when a particular sound or piece of music evokes a powerful memory.</text:span></text:p>
      <text:p text:style-name="P11"><text:span text:style-name="Strong_20_Emphasis"><text:span text:style-name="T8">6) Music expectancy: </text:span></text:span><text:span text:style-name="T14">This is tied to our experiences with music: for instance, an unfamiliar variation on a standard note progression like may cause feelings of surprise and curiosity.</text:span></text:p>
      <text:p text:style-name="P8">Of these mechanisms, the authors stated that the first two are in-born reactions, the second two develop during the first few years of our lives, and the last two tend to be learned during childhood and later life.</text:p>
      <text:p text:style-name="P2"/>
      <text:p text:style-name="P5">The amygdala and the sound of fear</text:p>
      <text:p text:style-name="P9">This isn't the first time specific parts of the brain have been linked with sound memory. The amygdala - an almond-shaped region of the forebrain - has been proven a number of times to play a key role in fear conditioning. A classic (if rather cruel) experiment is to play a certain tone to a rat just before it is given an electric shock. Before long, the rat gives a fear response to the tone, as it has been conditioned to associate the sound with pain.</text:p>
      <text:p text:style-name="P8">Joseph LeDoux, a postdoctoral student at the Medical College of Cornell University, performed experiments in the 1980s in which he removed various parts of rats' brains in a bid to determine <text:soft-page-break/>where the response was generated. Removing the auditory cortex (the part of the brain where we first become aware of a sound) did not affect the rats' ability to learn the fear response. However, when he removed the auditory thalamus (the "relay station" that transmits the sound, before we become aware of it) the rats stopped learning.</text:p>
      <text:p text:style-name="P8"/>
      <text:p text:style-name="P8">LeDoux eventually pinpointed the amygdala as the region that is crucial to a learned fear response. The central nucleus of the amygdala has links to parts of the brain stem that control autonomic functions such as breathing and heart rate. Neuroscientists believe the amygdala may act as an 'alarm bell' for the brain, blasting out a fear warning in response to certain sights and sounds - sometimes before we are even fully aware they've happened.</text:p>
      <text:p text:style-name="P2"/>
      <text:p text:style-name="P2"><text:line-break/><text:a xlink:type="simple" xlink:href="http://www.amplifon.co.uk/resources/impact-of-sound-on-the-brain/" text:style-name="Internet_20_link" text:visited-style-name="Visited_20_Internet_20_Link"><text:span text:style-name="T27">http://www.amplifon.co.uk/resources/impact-of-sound-on-the-brain/</text:span></text:a></text:p>
      <text:p text:style-name="P2"/>
      <text:p text:style-name="P2"><text:span text:style-name="T23">An</text:span><text:span text:style-name="T22">yone who's ever heard a Beethoven sonata or a Beatles song knows how powerfully sound can affect our emotions. But it can work the other way as well -- our emotions can actually affect how we hear and process sound. When certain types of sounds become associated in our brains with strong emotions, hearing similar sounds can evoke those same feelings, even far removed from their original context. It's a phenomenon commonly seen in combat veterans suffering from post-traumatic stress disorder (PTSD), in whom harrowing memories of the battlefield can be triggered by something as common as the sound of thunder. But the brain mechanisms responsible for creating those troubling associations remain unknown. Now, a pair of researchers from the Perelman School of Medicine at the University of Pennsylvania has discovered how fear can actually increase or decrease the ability to discriminate among sounds depending on context, providing new insight into the distorted perceptions of victims of PTSD.</text:span> </text:p>
      <text:p text:style-name="P3"><text:span text:style-name="T22">Their study is published in </text:span><text:span text:style-name="Emphasis"><text:span text:style-name="T22">Nature Neuroscience</text:span></text:span><text:span text:style-name="T22">.</text:span></text:p>
      <text:p text:style-name="P10">"Emotions are closely linked to perception and very often our emotional response really helps us deal with reality," says senior study author Maria N. Geffen, PhD, assistant professor of Otorhinolaryngology: Head and Neck Surgery and Neuroscience at Penn. "For example, a fear response helps you escape potentially dangerous situations and react quickly. But there are also situations where things can go wrong in the way the fear response develops. That's what happens in anxiety and also in PTSD -- the emotional response to the events is generalized to the point where the fear response starts getting developed to a very broad range of stimuli."</text:p>
      <text:p text:style-name="P10">Geffen and the first author of the study, Mark Aizenberg, PhD, a postdoctoral researcher in her laboratory, used emotional conditioning in mice to investigate how hearing acuity (the ability to distinguish between tones of different frequencies) can change following a traumatic event, known as emotional learning. In these experiments, which are based on classical (Pavlovian) conditioning, animals learn to distinguish between potentially dangerous and safe sounds -- called "emotional <text:soft-page-break/>discrimination learning." This type of conditioning tends to result in relatively poor learning, but Aizenberg and Geffen designed a series of learning tasks intended to create progressively greater emotional discrimination in the mice, varying the difficulty of the task. What really interested them was how different levels of emotional discrimination would affect hearing acuity -- in other words, how emotional responses affect perception and discrimination of sounds. This study established the link between emotions and perception of the world -- something that has not been understood before.</text:p>
      <text:p text:style-name="P3"/>
      <text:p text:style-name="P6">The researchers found that, as expected, fine emotional learning tasks produced greater learning specificity than tests in which the tones were farther apart in frequency. As Geffen explains, "The animals presented with sounds that were very far apart generalize the fear that they developed to the danger tone over a whole range of frequencies, whereas the animals presented with the two sounds that were very similar exhibited specialization of their emotional response. Following the fine conditioning task, they figured out that it's a very narrow range of pitches that are potentially dangerous."</text:p>
      <text:p text:style-name="P10">When pitch discrimination abilities were measured in the animals, the mice with more specific responses displayed much finer auditory acuity than the mice who were frightened by a broader range of frequencies. "There was a relationship between how much their emotional response generalized and how well they could tell different tones apart," says Geffen. "In the animals that specialized their emotional response, pitch discrimination actually became sharper. They could discriminate two tones that they previously could not tell apart."</text:p>
      <text:p text:style-name="P10"/>
      <text:p text:style-name="P10">Another interesting finding of this study is that the effects of emotional learning on hearing perception were mediated by a specific brain region, the auditory cortex. The auditory cortex has been known as an important area responsible for auditory plasticity. Surprisingly, Aizenberg and Geffen found that the auditory cortex did not play a role in emotional learning. Likely, the specificity of emotional learning is controlled by the amygdala and sub-cortical auditory areas. "We know the auditory cortex is involved, we know that the emotional response is important so the amygdala is involved, but how do the amygdala and cortex interact together?" says Geffen. "Our hypothesis is that the amygdala and cortex are modifying subcortical auditory processing areas. The sensory cortex is responsible for the changes in frequency discrimination, but it's not necessary for developing specialized or generalized emotional responses. So it's kind of a puzzle."</text:p>
      <text:p text:style-name="P10"/>
      <text:p text:style-name="P10">Solving that puzzle promises new insight into the causes and possible treatment of PTSD, and the question of why some individuals develop it and others subjected to the same events do not. "We think there's a strong link between mechanisms that control emotional learning, including fear generalization, and the brain mechanisms responsible for PTSD, where generalization of fear is abnormal," Geffen notes. Future research will focus on defining and studying that link</text:p>
      <text:p text:style-name="P3"/>
      <text:p text:style-name="P3"/>
      <text:p text:style-name="P4">http://www.sciencedaily.com/releases/2013/06/130630145002.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Georgia" svg:font-family="Georgia, Utopia, 'Palatino Linotype', Palatino, serif"/>
    <style:font-face style:name="Helvetica Neue" svg:font-family="'Helvetica Neue', Arial, sans-serif"/>
    <style:font-face style:name="Helvetica" svg:font-family="Helvetica, Arial, sans-serif"/>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1:21:06.906000000</meta:creation-date>
    <dc:date>2015-03-27T13:30:52.877000000</dc:date>
    <meta:editing-duration>PT1H54M35S</meta:editing-duration>
    <meta:editing-cycles>2</meta:editing-cycles>
    <meta:generator>LibreOffice/4.3.5.2$Windows_x86 LibreOffice_project/3a87456aaa6a95c63eea1c1b3201acedf0751bd5</meta:generator>
    <meta:document-statistic meta:table-count="0" meta:image-count="0" meta:object-count="0" meta:page-count="3" meta:paragraph-count="24" meta:word-count="1459" meta:character-count="9334" meta:non-whitespace-character-count="7896"/>
  </office:meta>
</office:document-meta>
</file>